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fo:language="fr" fo:country="FR" style:text-underline-style="solid" style:text-underline-width="auto" style:text-underline-color="font-color" fo:font-weight="bold" officeooo:rsid="001747d8" officeooo:paragraph-rsid="001747d8" style:font-weight-asian="bold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officeooo:rsid="001747d8" officeooo:paragraph-rsid="001a5f72" style:font-weight-asian="bold"/>
    </style:style>
    <style:style style:name="P5" style:family="paragraph" style:parent-style-name="Standard">
      <style:text-properties fo:language="fr" fo:country="FR" style:text-underline-style="solid" style:text-underline-width="auto" style:text-underline-color="font-color" fo:font-weight="bold" officeooo:rsid="0018d901" officeooo:paragraph-rsid="0018d901" style:font-weight-asian="bold"/>
    </style:style>
    <style:style style:name="P6" style:family="paragraph" style:parent-style-name="Standard">
      <style:text-properties fo:language="fr" fo:country="FR" style:text-underline-style="solid" style:text-underline-width="auto" style:text-underline-color="font-color" fo:font-weight="bold" officeooo:rsid="0018d901" officeooo:paragraph-rsid="001a5f72" style:font-weight-asian="bold" style:font-weight-complex="bold"/>
    </style:style>
    <style:style style:name="P7" style:family="paragraph" style:parent-style-name="Standard">
      <style:text-properties fo:language="fr" fo:country="FR" fo:font-weight="normal" style:font-weight-asian="normal" style:font-weight-complex="normal"/>
    </style:style>
    <style:style style:name="P8" style:family="paragraph" style:parent-style-name="Standard">
      <style:text-properties fo:language="fr" fo:country="FR" fo:font-weight="bold" style:font-weight-asian="bold"/>
    </style:style>
    <style:style style:name="P9" style:family="paragraph" style:parent-style-name="Standard">
      <style:text-properties officeooo:paragraph-rsid="001257fd"/>
    </style:style>
    <style:style style:name="P10" style:family="paragraph" style:parent-style-name="Standard">
      <style:text-properties officeooo:paragraph-rsid="00148a4d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P12" style:family="paragraph" style:parent-style-name="Standard">
      <style:text-properties fo:font-weight="normal" officeooo:paragraph-rsid="00148a4d" style:font-weight-asian="normal" style:font-weight-complex="normal"/>
    </style:style>
    <style:style style:name="P13" style:family="paragraph" style:parent-style-name="Standard">
      <style:text-properties fo:font-weight="normal" officeooo:paragraph-rsid="0018d901" style:font-weight-asian="normal" style:font-weight-complex="normal"/>
    </style:style>
    <style:style style:name="P1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a"/>
      <style:text-properties fo:language="fr" fo:country="FR"/>
    </style:style>
    <style:style style:name="P15" style:family="paragraph" style:parent-style-name="Standard" style:master-page-name="Standard">
      <style:paragraph-properties style:page-number="auto"/>
      <style:text-properties fo:language="fr" fo:country="FR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fo:language="fr" fo:country="FR" style:text-underline-style="solid" style:text-underline-width="auto" style:text-underline-color="font-color" fo:font-weight="bold" officeooo:rsid="0018d901" officeooo:paragraph-rsid="001b3aa2" style:font-weight-asian="bold" style:font-weight-complex="bold"/>
    </style:style>
    <style:style style:name="P17" style:family="paragraph" style:parent-style-name="Standard">
      <style:text-properties officeooo:paragraph-rsid="001257fd"/>
    </style:style>
    <style:style style:name="P18" style:family="paragraph" style:parent-style-name="Standard">
      <style:text-properties officeooo:paragraph-rsid="001b3aa2"/>
    </style:style>
    <style:style style:name="P19" style:family="paragraph" style:parent-style-name="Standard">
      <style:text-properties fo:font-weight="normal" officeooo:paragraph-rsid="001b3aa2" style:font-weight-asian="normal" style:font-weight-complex="normal"/>
    </style:style>
    <style:style style:name="P20" style:family="paragraph" style:parent-style-name="Standard">
      <style:text-properties fo:font-weight="normal" officeooo:paragraph-rsid="001b516f" style:font-weight-asian="normal" style:font-weight-complex="normal"/>
    </style:style>
    <style:style style:name="P21" style:family="paragraph" style:parent-style-name="Standard">
      <style:text-properties officeooo:paragraph-rsid="001b516f"/>
    </style:style>
    <style:style style:name="P22" style:family="paragraph" style:parent-style-name="List_20_Paragraph" style:list-style-name="WWNum1"/>
    <style:style style:name="P23" style:family="paragraph" style:parent-style-name="List_20_Paragraph" style:list-style-name="WWNum1">
      <style:text-properties officeooo:paragraph-rsid="001257fd"/>
    </style:style>
    <style:style style:name="P24" style:family="paragraph" style:parent-style-name="List_20_Paragraph" style:list-style-name="WWNum1">
      <style:text-properties officeooo:paragraph-rsid="0016198a"/>
    </style:style>
    <style:style style:name="P25" style:family="paragraph" style:parent-style-name="List_20_Paragraph" style:list-style-name="WWNum1">
      <style:text-properties officeooo:rsid="0010d102" officeooo:paragraph-rsid="0010d102"/>
    </style:style>
    <style:style style:name="P26" style:family="paragraph" style:parent-style-name="List_20_Paragraph" style:list-style-name="WWNum2">
      <style:text-properties officeooo:rsid="0010d102" officeooo:paragraph-rsid="001257fd"/>
    </style:style>
    <style:style style:name="P27" style:family="paragraph" style:parent-style-name="List_20_Paragraph" style:list-style-name="WWNum3">
      <style:text-properties officeooo:rsid="0010d102" officeooo:paragraph-rsid="00148a4d"/>
    </style:style>
    <style:style style:name="P28" style:family="paragraph" style:parent-style-name="List_20_Paragraph" style:list-style-name="WWNum1">
      <style:text-properties fo:language="fr" fo:country="FR" officeooo:rsid="001257fd" officeooo:paragraph-rsid="001257fd"/>
    </style:style>
    <style:style style:name="P29" style:family="paragraph" style:parent-style-name="List_20_Paragraph" style:list-style-name="WWNum2">
      <style:text-properties fo:language="fr" fo:country="FR" officeooo:rsid="001257fd" officeooo:paragraph-rsid="001257fd"/>
    </style:style>
    <style:style style:name="P30" style:family="paragraph" style:parent-style-name="List_20_Paragraph" style:list-style-name="WWNum3">
      <style:text-properties fo:language="fr" fo:country="FR" officeooo:rsid="001257fd" officeooo:paragraph-rsid="00148a4d"/>
    </style:style>
    <style:style style:name="P31" style:family="paragraph" style:parent-style-name="List_20_Paragraph" style:list-style-name="WWNum2">
      <style:text-properties officeooo:paragraph-rsid="001257fd"/>
    </style:style>
    <style:style style:name="P32" style:family="paragraph" style:parent-style-name="List_20_Paragraph" style:list-style-name="WWNum2">
      <style:text-properties officeooo:paragraph-rsid="0016198a"/>
    </style:style>
    <style:style style:name="P33" style:family="paragraph" style:parent-style-name="List_20_Paragraph" style:list-style-name="WWNum2">
      <style:text-properties officeooo:paragraph-rsid="001b3aa2"/>
    </style:style>
    <style:style style:name="P34" style:family="paragraph" style:parent-style-name="List_20_Paragraph" style:list-style-name="WWNum3">
      <style:text-properties officeooo:paragraph-rsid="00148a4d"/>
    </style:style>
    <style:style style:name="P35" style:family="paragraph" style:parent-style-name="List_20_Paragraph" style:list-style-name="WWNum3">
      <style:text-properties officeooo:paragraph-rsid="0016198a"/>
    </style:style>
    <style:style style:name="P36" style:family="paragraph" style:parent-style-name="List_20_Paragraph" style:list-style-name="WWNum3">
      <style:text-properties officeooo:paragraph-rsid="001b516f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weight="bold" style:font-weight-asian="bold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fo:language="fr" fo:country="FR" fo:font-weight="bold" officeooo:rsid="001257fd" style:font-weight-asian="bold" style:font-weight-complex="bold"/>
    </style:style>
    <style:style style:name="T5" style:family="text">
      <style:text-properties fo:language="fr" fo:country="FR" fo:font-weight="bold" officeooo:rsid="0010d102" style:font-weight-asian="bold" style:font-weight-complex="bold"/>
    </style:style>
    <style:style style:name="T6" style:family="text">
      <style:text-properties fo:language="fr" fo:country="FR" fo:font-weight="bold" officeooo:rsid="00148a4d" style:font-weight-asian="bold" style:font-weight-complex="bold"/>
    </style:style>
    <style:style style:name="T7" style:family="text">
      <style:text-properties fo:language="fr" fo:country="FR" fo:font-weight="bold" officeooo:rsid="001b516f" style:font-weight-asian="bold" style:font-weight-complex="bold"/>
    </style:style>
    <style:style style:name="T8" style:family="text">
      <style:text-properties fo:language="fr" fo:country="FR" officeooo:rsid="0010d102"/>
    </style:style>
    <style:style style:name="T9" style:family="text">
      <style:text-properties fo:language="fr" fo:country="FR" officeooo:rsid="001257fd"/>
    </style:style>
    <style:style style:name="T10" style:family="text">
      <style:text-properties fo:language="fr" fo:country="FR" officeooo:rsid="00148a4d"/>
    </style:style>
    <style:style style:name="T11" style:family="text">
      <style:text-properties fo:language="fr" fo:country="FR" fo:font-weight="normal" style:font-weight-asian="normal" style:font-weight-complex="normal"/>
    </style:style>
    <style:style style:name="T12" style:family="text">
      <style:text-properties fo:language="fr" fo:country="FR" fo:font-weight="normal" officeooo:rsid="001257fd" style:font-weight-asian="normal" style:font-weight-complex="normal"/>
    </style:style>
    <style:style style:name="T13" style:family="text">
      <style:text-properties fo:language="fr" fo:country="FR" fo:font-weight="normal" officeooo:rsid="0010d102" style:font-weight-asian="normal" style:font-weight-complex="normal"/>
    </style:style>
    <style:style style:name="T14" style:family="text">
      <style:text-properties fo:language="fr" fo:country="FR" fo:font-weight="normal" officeooo:rsid="00148a4d" style:font-weight-asian="normal" style:font-weight-complex="normal"/>
    </style:style>
    <style:style style:name="T15" style:family="text">
      <style:text-properties fo:language="fr" fo:country="FR" fo:font-weight="normal" officeooo:rsid="0016198a" style:font-weight-asian="normal" style:font-weight-complex="normal"/>
    </style:style>
    <style:style style:name="T16" style:family="text">
      <style:text-properties fo:language="fr" fo:country="FR" fo:font-weight="normal" officeooo:rsid="0018d901" style:font-weight-asian="normal" style:font-weight-complex="normal"/>
    </style:style>
    <style:style style:name="T17" style:family="text">
      <style:text-properties fo:language="fr" fo:country="FR" fo:font-weight="normal" officeooo:rsid="001a5f72" style:font-weight-asian="normal" style:font-weight-complex="normal"/>
    </style:style>
    <style:style style:name="T18" style:family="text">
      <style:text-properties fo:language="fr" fo:country="FR" fo:font-weight="normal" officeooo:rsid="001a7bc7" style:font-weight-asian="normal" style:font-weight-complex="normal"/>
    </style:style>
    <style:style style:name="T19" style:family="text">
      <style:text-properties fo:language="fr" fo:country="FR" fo:font-weight="normal" officeooo:rsid="001b3aa2" style:font-weight-asian="normal" style:font-weight-complex="normal"/>
    </style:style>
    <style:style style:name="T20" style:family="text">
      <style:text-properties fo:language="fr" fo:country="FR" fo:font-weight="normal" officeooo:rsid="001b516f" style:font-weight-asian="normal" style:font-weight-complex="normal"/>
    </style:style>
    <style:style style:name="T21" style:family="text">
      <style:text-properties fo:language="fr" fo:country="FR" officeooo:rsid="0016198a"/>
    </style:style>
    <style:style style:name="T22" style:family="text">
      <style:text-properties fo:language="fr" fo:country="FR" officeooo:rsid="0018d901"/>
    </style:style>
    <style:style style:name="T23" style:family="text">
      <style:text-properties fo:language="fr" fo:country="FR" officeooo:rsid="001b3aa2"/>
    </style:style>
    <style:style style:name="T24" style:family="text">
      <style:text-properties fo:language="fr" fo:country="FR" officeooo:rsid="001b516f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18d901" style:font-weight-asian="normal" style:font-weight-complex="normal"/>
    </style:style>
    <style:style style:name="T28" style:family="text">
      <style:text-properties style:text-underline-style="none" fo:font-weight="normal" officeooo:rsid="001a5f72" style:font-weight-asian="normal" style:font-weight-complex="normal"/>
    </style:style>
    <style:style style:name="T29" style:family="text">
      <style:text-properties style:text-underline-style="none" fo:font-weight="normal" officeooo:rsid="001b3aa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Test de validation :</text:p>
      <text:p text:style-name="P2"/>
      <text:p text:style-name="P5"><text:span text:style-name="T25">Version :</text:span><text:span text:style-name="T26"> 0.2</text:span></text:p>
      <text:p text:style-name="P2"/>
      <text:p text:style-name="Standard"><text:span text:style-name="T2">Titre : </text:span><text:span text:style-name="T16">A</text:span><text:span text:style-name="T1">jout réussit d’une </text:span><text:span text:style-name="T8">question</text:span><text:span text:style-name="T1"> dans ecours. </text:span></text:p>
      <text:p text:style-name="P1"/>
      <text:p text:style-name="P4"><text:span text:style-name="T25">Auteur : </text:span><text:span text:style-name="T26">Couassi-Blé Yannick, </text:span><text:span text:style-name="T27">GASPARD CILIA Alexandre</text:span></text:p>
      <text:p text:style-name="P6"><text:span text:style-name="T25">Relecture : </text:span><text:span text:style-name="T26">GASPARD CILIA Alexandre, </text:span><text:span text:style-name="T29">Zeineb Boussadia</text:span></text:p>
      <text:p text:style-name="P1"/>
      <text:p text:style-name="Standard"><text:span text:style-name="T2">Contexte : </text:span><text:span text:style-name="T1">L’enseignant est authentifié et décide d’ajouter </text:span><text:span text:style-name="T8">une question</text:span><text:span text:style-name="T1"> « </text:span><text:span text:style-name="T22">Q</text:span><text:span text:style-name="T13">uelle est la première étape dans la phase d'analyse ? »</text:span><text:span text:style-name="T1"> non existante précédemment. </text:span></text:p>
      <text:p text:style-name="P1"/>
      <text:p text:style-name="P9"><text:span text:style-name="T2">Entrée : </text:span><text:span text:style-name="T11"><text:s/></text:span><text:span text:style-name="T16">ue : « I</text:span><text:span text:style-name="T14">ngénierie</text:span><text:span text:style-name="T13"> logiciel » , </text:span><text:span text:style-name="T16">chapitre :</text:span><text:span text:style-name="T13"> <text:s/>« </text:span><text:span text:style-name="T12">Analyse » , </text:span><text:span text:style-name="T16">question : « Q</text:span><text:span text:style-name="T13">uelle est la première étape dans la phase d'analyse ? » , </text:span><text:span text:style-name="T16">reponses : « {</text:span><text:span text:style-name="T12">diagramme de use case , diagramme de </text:span><text:span text:style-name="T14">séquence</text:span><text:span text:style-name="T16">} ».</text:span></text:p>
      <text:p text:style-name="P1"/>
      <text:p text:style-name="P8">Scenario: </text:p>
      <text:list xml:id="list4455060067742690982" text:style-name="WWNum1">
        <text:list-item>
          <text:p text:style-name="P22"><text:span text:style-name="T1">L’enseignant choisi</text:span><text:span text:style-name="T10">t</text:span><text:span text:style-name="T1"> d’ajouter une q</text:span><text:span text:style-name="T8">uestion</text:span></text:p>
        </text:list-item>
        <text:list-item>
          <text:p text:style-name="P25"><text:span text:style-name="T1">il choisi</text:span><text:span text:style-name="T23">t</text:span><text:span text:style-name="T1"> l'UE « </text:span><text:span text:style-name="T10">ingénierie</text:span><text:span text:style-name="T1"> logiciel » </text:span></text:p>
        </text:list-item>
        <text:list-item>
          <text:p text:style-name="P28">il choisit le chapitre « Analyse »</text:p>
        </text:list-item>
        <text:list-item>
          <text:p text:style-name="P23"><text:span text:style-name="T1">Il entre </text:span><text:span text:style-name="T9">comme question</text:span><text:span text:style-name="T12"> « </text:span><text:span text:style-name="T16">Q</text:span><text:span text:style-name="T13">uelle est la première étape dans la phase d'analyse ? ».</text:span></text:p>
        </text:list-item>
        <text:list-item>
          <text:p text:style-name="P24"><text:span text:style-name="T1">Il </text:span><text:span text:style-name="T9">saisit « diagramme de use case » , « diagramme de </text:span><text:span text:style-name="T10">séquence</text:span><text:span text:style-name="T9"> comme </text:span><text:span text:style-name="T10">éléments</text:span><text:span text:style-name="T9"> de </text:span><text:span text:style-name="T10">réponse »</text:span><text:span text:style-name="T9"> </text:span><text:span text:style-name="T1"><text:s/></text:span></text:p>
        </text:list-item>
        <text:list-item>
          <text:p text:style-name="P24"><text:span text:style-name="T15">il valide</text:span><text:span text:style-name="T2"><text:line-break/></text:span></text:p>
        </text:list-item>
      </text:list>
      <text:p text:style-name="P9"><text:span text:style-name="T2">Résultat attendu : </text:span><text:span text:style-name="T1">l</text:span><text:span text:style-name="T9">a question</text:span><text:span text:style-name="T12"> </text:span><text:span text:style-name="T13">quelle est la première étape dans la phase d'analyse ? </text:span><text:span text:style-name="T11">est ajoutée à</text:span><text:bookmark text:name="_GoBack"/><text:span text:style-name="T11"> la liste des </text:span><text:span text:style-name="T12">questions de l'UE </text:span><text:span text:style-name="T14">ingénierie</text:span><text:span text:style-name="T12"> logiciel</text:span></text:p>
      <text:p text:style-name="P11"><text:span text:style-name="T1">Le système affiche un message de confirmation de l’ajout de l</text:span><text:span text:style-name="T9">a question</text:span></text:p>
      <text:p text:style-name="P7"/>
      <text:p text:style-name="Standard"><text:span text:style-name="T2">Moyen de Vérification :</text:span><text:span text:style-name="T11"> visuel pour la confirmation </text:span></text:p>
      <text:p text:style-name="P13"><text:span text:style-name="T1">Pour se rassurer que l’ajout s’est bien déroulé On peut essayer de vérifier l’existence de </text:span><text:span text:style-name="T9">la question </text:span><text:span text:style-name="T22">avec la méthode verifExistQuestion(in ue : String, in chapitre : String, in question : String) : Boolean avec les paramètres ue : « I</text:span><text:span text:style-name="T10">ngénierie</text:span><text:span text:style-name="T8"> logiciel » , </text:span><text:span text:style-name="T22">chapitre :</text:span><text:span text:style-name="T8"> <text:s/>« </text:span><text:span text:style-name="T9">Analyse » , </text:span><text:span text:style-name="T22">question : « Q</text:span><text:span text:style-name="T8">uelle est la première étape dans la phase d'analyse ? ». </text:span><text:span text:style-name="T22">La méthode doit retourner « True »</text:span><text:span text:style-name="T1"> <text:s/></text:span></text:p>
      <text:p text:style-name="P1"/>
      <text:p text:style-name="P1"/>
      <text:p text:style-name="P14"/>
      <text:p text:style-name="P1"/>
      <text:p text:style-name="Standard"><text:span text:style-name="T2">Titre : </text:span><text:span text:style-name="T17">M</text:span><text:span text:style-name="T1">odification réussit d’une </text:span><text:span text:style-name="T9">question</text:span><text:span text:style-name="T1"> dans ecours.</text:span></text:p>
      <text:p text:style-name="P3"/>
      <text:p text:style-name="P3">Auteur :<text:span text:style-name="T25"> </text:span><text:span text:style-name="T26">Couassi-Blé Yannick, </text:span><text:span text:style-name="T28">GASPARD CILIA Alexandre</text:span></text:p>
      <text:p text:style-name="P16"><text:span text:style-name="T25">Relecture : </text:span><text:span text:style-name="T26">GASPARD CILIA Alexandre, </text:span><text:span text:style-name="T29">Zeineb Boussadia</text:span></text:p>
      <text:p text:style-name="P9"><text:soft-page-break/><text:span text:style-name="T2">Contexte : </text:span><text:span text:style-name="T11"><text:s/>L’enseignant est authentifié et décide </text:span><text:span text:style-name="T12">de modifier la</text:span><text:span text:style-name="T13"> question</text:span><text:span text:style-name="T11"> « </text:span><text:span text:style-name="T17">Q</text:span><text:span text:style-name="T13">uelle est la première étape dans la phase d'analyse ? »</text:span><text:span text:style-name="T11"> </text:span><text:span text:style-name="T14">déjà</text:span><text:span text:style-name="T11"> existante </text:span><text:span text:style-name="T12">par « </text:span><text:span text:style-name="T17">À</text:span><text:span text:style-name="T12"> quelle question </text:span><text:span text:style-name="T14">répond</text:span><text:span text:style-name="T12"> l'analyse ? »</text:span><text:span text:style-name="T11"> <text:s/></text:span></text:p>
      <text:p text:style-name="P7"/>
      <text:p text:style-name="P9"><text:span text:style-name="T2">Entrée : </text:span><text:span text:style-name="T11"><text:s/></text:span></text:p>
      <text:p text:style-name="P18"><text:span text:style-name="T16">ue : « I</text:span><text:span text:style-name="T14">ngénierie</text:span><text:span text:style-name="T13"> logiciel » , </text:span><text:span text:style-name="T16">chapitre :</text:span><text:span text:style-name="T13"> <text:s/>« </text:span><text:span text:style-name="T12">Analyse » , </text:span><text:span text:style-name="T16">question : « Q</text:span><text:span text:style-name="T13">uelle est la première étape dans la phase d'analyse ? » ,</text:span><text:span text:style-name="T17">nouvelle</text:span><text:span text:style-name="T18">Q</text:span><text:span text:style-name="T19">u</text:span><text:span text:style-name="T18">estion :</text:span><text:span text:style-name="T12"> <text:s/>« </text:span><text:span text:style-name="T19">À quelle q</text:span><text:span text:style-name="T12">uestion </text:span><text:span text:style-name="T14">répond</text:span><text:span text:style-name="T12"> l'analyse ? »</text:span><text:span text:style-name="T13"> <text:s/></text:span></text:p>
      <text:p text:style-name="P1"/>
      <text:p text:style-name="P8">Scenario: </text:p>
      <text:list xml:id="list5472588866499956241" text:style-name="WWNum2">
        <text:list-item>
          <text:p text:style-name="P31"><text:span text:style-name="T1">L’enseignant choisi</text:span><text:span text:style-name="T23">t</text:span><text:span text:style-name="T1"> </text:span><text:span text:style-name="T9">de modifier</text:span><text:span text:style-name="T1"> une q</text:span><text:span text:style-name="T8">uestion</text:span></text:p>
        </text:list-item>
        <text:list-item>
          <text:p text:style-name="P26"><text:span text:style-name="T1">il choisi</text:span><text:span text:style-name="T23">t</text:span><text:span text:style-name="T1"> l'UE « </text:span><text:span text:style-name="T10">ingénieri</text:span><text:span text:style-name="T23">e</text:span><text:span text:style-name="T1"> logiciel » </text:span></text:p>
        </text:list-item>
        <text:list-item>
          <text:p text:style-name="P29">il choisit le chapitre « Analyse »</text:p>
        </text:list-item>
        <text:list-item>
          <text:p text:style-name="P31"><text:span text:style-name="T1">Il </text:span><text:span text:style-name="T9">choisit la question </text:span><text:span text:style-name="T23">à</text:span><text:span text:style-name="T9"> modifier</text:span><text:span text:style-name="T12"> « </text:span><text:span text:style-name="T13">quelle est la première étape dans la phase d'analyse ? »</text:span></text:p>
        </text:list-item>
        <text:list-item>
          <text:p text:style-name="P33"><text:span text:style-name="T13">I</text:span><text:span text:style-name="T14">l saisit la nouvelle question </text:span><text:span text:style-name="T16">« </text:span><text:span text:style-name="T19">À quelle q</text:span><text:span text:style-name="T12">uestion </text:span><text:span text:style-name="T14">répond</text:span><text:span text:style-name="T12"> l'analyse ? </text:span><text:span text:style-name="T13"> »</text:span><text:span text:style-name="T14"> </text:span></text:p>
        </text:list-item>
        <text:list-item>
          <text:p text:style-name="P32"><text:span text:style-name="T15">il valide</text:span><text:span text:style-name="T2"><text:line-break/></text:span></text:p>
        </text:list-item>
      </text:list>
      <text:p text:style-name="P18"><text:span text:style-name="T2">Résultat attendu :</text:span><text:span text:style-name="T11"> l</text:span><text:span text:style-name="T12">a question </text:span><text:span text:style-name="T16">« Q</text:span><text:span text:style-name="T13">uelle est la première étape dans la phase d'analyse ? » </text:span><text:span text:style-name="T11">est r</text:span><text:span text:style-name="T14">emplacée</text:span><text:span text:style-name="T12"> </text:span><text:span text:style-name="T14">par </text:span><text:span text:style-name="T12">« </text:span><text:span text:style-name="T19">À quelle q</text:span><text:span text:style-name="T12">uestion </text:span><text:span text:style-name="T14">répond</text:span><text:span text:style-name="T12"> l'analyse ? »</text:span><text:span text:style-name="T14">.</text:span></text:p>
      <text:p text:style-name="P12"><text:span text:style-name="T1">Le système affiche un message de confirmation de </text:span><text:span text:style-name="T10">modification</text:span><text:span text:style-name="T1"> de l</text:span><text:span text:style-name="T9">a question.</text:span></text:p>
      <text:p text:style-name="P1"/>
      <text:p text:style-name="P10"><text:span text:style-name="T2">Moyen de Vérification : </text:span><text:span text:style-name="T1">visuel pour la confirmation </text:span></text:p>
      <text:p text:style-name="P19"><text:span text:style-name="T10"><text:tab/>Pour se rassurer que </text:span><text:span text:style-name="T23">le renommage</text:span><text:span text:style-name="T10"> s’est bien déroulé On peut essayer de vérifier l’existence de </text:span><text:span text:style-name="T9">la question </text:span><text:span text:style-name="T22">avec la méthode verifExistQuestion(in ue : String, in chapitre : String, in question : String) : Boolean avec les paramètres ue : « I</text:span><text:span text:style-name="T10">ngénierie</text:span><text:span text:style-name="T8"> logiciel » , </text:span><text:span text:style-name="T22">chapitre :</text:span><text:span text:style-name="T8"> <text:s/>« </text:span><text:span text:style-name="T9">Analyse » , </text:span><text:span text:style-name="T22">question : « </text:span><text:span text:style-name="T23">À quelle q</text:span><text:span text:style-name="T9">uestion </text:span><text:span text:style-name="T10">répond</text:span><text:span text:style-name="T9"> l'analyse ?</text:span><text:span text:style-name="T8"> ». </text:span><text:span text:style-name="T22">La méthode doit retourner « True »</text:span><text:span text:style-name="T10">. </text:span></text:p>
      <text:p text:style-name="P19"><text:span text:style-name="T10"><text:tab/></text:span><text:span text:style-name="T23">Pour verifier que l'ancienne question n'existe plus on peut reutiliser la premiere methode </text:span><text:span text:style-name="T22">verifExistQuestion(in ue : String, in chapitre : String, in question : String) : Boolean avec les paramètres ue : « I</text:span><text:span text:style-name="T10">ngénierie</text:span><text:span text:style-name="T8"> logiciel » , </text:span><text:span text:style-name="T22">chapitre :</text:span><text:span text:style-name="T8"> <text:s/>« </text:span><text:span text:style-name="T9">Analyse » , </text:span><text:span text:style-name="T22">question :</text:span><text:span text:style-name="T10"> </text:span><text:span text:style-name="T22">« </text:span><text:span text:style-name="T23">À quelle q</text:span><text:span text:style-name="T9">uestion </text:span><text:span text:style-name="T10">répond</text:span><text:span text:style-name="T9"> l'analyse ? </text:span><text:span text:style-name="T8"> »</text:span><text:span text:style-name="T10"> </text:span><text:span text:style-name="T8"> ». </text:span><text:span text:style-name="T22">La méthode doit retourner « </text:span><text:span text:style-name="T23">false </text:span><text:span text:style-name="T22">»</text:span><text:span text:style-name="T10">.</text:span></text:p>
      <text:p text:style-name="P1"/>
      <text:p text:style-name="P14"/>
      <text:p text:style-name="Standard"><text:span text:style-name="T2">Titre : </text:span><text:span text:style-name="T1">suppression réussit</text:span><text:span text:style-name="T24">e</text:span><text:span text:style-name="T1"> d’une </text:span><text:span text:style-name="T10">question</text:span><text:span text:style-name="T1"> dans ecours </text:span></text:p>
      <text:p text:style-name="P1"/>
      <text:p text:style-name="P3">Auteur :<text:span text:style-name="T25"> </text:span><text:span text:style-name="T26">Couassi-Blé Yannick</text:span></text:p>
      <text:p text:style-name="P16"><text:span text:style-name="T25">Relecture : </text:span><text:span text:style-name="T26">GASPARD CILIA Alexandre, </text:span><text:span text:style-name="T29">Zeineb Boussadia</text:span></text:p>
      <text:p text:style-name="P16"><text:span text:style-name="T29"/></text:p>
      <text:p text:style-name="P10"><text:span text:style-name="T2">Contexte : </text:span><text:span text:style-name="T1">L’enseignant est authentifié et décide de supprimer </text:span><text:span text:style-name="T10">la question </text:span><text:span text:style-name="T1"><text:s/>« </text:span><text:span text:style-name="T4">a quelle question </text:span><text:span text:style-name="T6">répond</text:span><text:span text:style-name="T4"> l'analyse ? »</text:span><text:span text:style-name="T3"> </text:span><text:span text:style-name="T1">déjà existante </text:span></text:p>
      <text:p text:style-name="P1"/>
      <text:p text:style-name="P21"><text:span text:style-name="T2">Entrée : </text:span><text:span text:style-name="T16">ue : « I</text:span><text:span text:style-name="T14">ngénierie</text:span><text:span text:style-name="T13"> logiciel » , </text:span><text:span text:style-name="T16">chapitre :</text:span><text:span text:style-name="T13"> <text:s/>« </text:span><text:span text:style-name="T12">Analyse » , </text:span><text:span text:style-name="T16">question : «</text:span><text:span text:style-name="T20">à</text:span><text:span text:style-name="T4"> quelle question </text:span><text:span text:style-name="T6">répond</text:span><text:span text:style-name="T4"> l'analyse ? </text:span><text:span text:style-name="T13">»</text:span></text:p>
      <text:p text:style-name="P1"/>
      <text:p text:style-name="P8"><text:soft-page-break/>Scenario: </text:p>
      <text:list xml:id="list3854040072690182882" text:style-name="WWNum3">
        <text:list-item>
          <text:p text:style-name="P34"><text:span text:style-name="T1">L’enseignant choisi</text:span><text:span text:style-name="T24">t </text:span><text:span text:style-name="T9">de </text:span><text:span text:style-name="T10">supprimer</text:span><text:span text:style-name="T1"> une q</text:span><text:span text:style-name="T8">uestion</text:span></text:p>
        </text:list-item>
        <text:list-item>
          <text:p text:style-name="P27"><text:span text:style-name="T1">il choisi</text:span><text:span text:style-name="T24">t</text:span><text:span text:style-name="T1"> l'UE « </text:span><text:span text:style-name="T10">ingénierie</text:span><text:span text:style-name="T1"> logiciel »</text:span></text:p>
        </text:list-item>
        <text:list-item>
          <text:p text:style-name="P30">il choisit le chapitre « Analyse »</text:p>
        </text:list-item>
        <text:list-item>
          <text:p text:style-name="P36"><text:span text:style-name="T1">Il </text:span><text:span text:style-name="T9">choisit la question a </text:span><text:span text:style-name="T21">supprimer</text:span><text:span text:style-name="T12"> «</text:span><text:span text:style-name="T4"> </text:span><text:span text:style-name="T7">à</text:span><text:span text:style-name="T4"> quelle question </text:span><text:span text:style-name="T6">répond</text:span><text:span text:style-name="T4"> l'analyse ? »</text:span></text:p>
        </text:list-item>
        <text:list-item>
          <text:p text:style-name="P35"><text:span text:style-name="T15">Il valide</text:span><text:span text:style-name="T2"><text:line-break/></text:span></text:p>
        </text:list-item>
      </text:list>
      <text:p text:style-name="P21"><text:span text:style-name="T2">Résultat attendu : </text:span><text:span text:style-name="T15">la question </text:span><text:span text:style-name="T20"><text:s/>« à </text:span><text:span text:style-name="T4">quelle question </text:span><text:span text:style-name="T6">répond</text:span><text:span text:style-name="T4"> l'analyse ? »</text:span><text:span text:style-name="T5"> </text:span><text:span text:style-name="T1"><text:s/>est supprimé</text:span><text:span text:style-name="T21">e</text:span><text:span text:style-name="T1"> de la liste des </text:span><text:span text:style-name="T21">questions</text:span><text:span text:style-name="T1"> </text:span></text:p>
      <text:p text:style-name="Standard"/>
      <text:p text:style-name="Standard"><text:span text:style-name="T1">Le système affiche un message de confirmation de suppression de l</text:span><text:span text:style-name="T21">a question</text:span></text:p>
      <text:p text:style-name="P1"/>
      <text:p text:style-name="Standard"><text:span text:style-name="T2">Moyen de Vérification : </text:span><text:span text:style-name="T1">visuel pour la confirmation </text:span><text:span text:style-name="T11"><text:s/>.</text:span></text:p>
      <text:p text:style-name="P20"><text:span text:style-name="T21">Pour se rassurer que l</text:span><text:span text:style-name="T24">a suppression </text:span><text:span text:style-name="T21">s’est bien déroulé, </text:span><text:span text:style-name="T24">o</text:span><text:span text:style-name="T21">n peut essayer de vérifier l’existence de </text:span><text:span text:style-name="T9">la question </text:span><text:span text:style-name="T22">avec la méthode verifExistQuestion(in ue : String, in chapitre : String, in question : String) : Boolean avec les paramètres ue : « I</text:span><text:span text:style-name="T10">ngénierie</text:span><text:span text:style-name="T8"> logiciel » , </text:span><text:span text:style-name="T22">chapitre :</text:span><text:span text:style-name="T8"> <text:s/>« </text:span><text:span text:style-name="T9">Analyse » , </text:span><text:span text:style-name="T22">question : « </text:span><text:span text:style-name="T7">à</text:span><text:span text:style-name="T4"> quelle question </text:span><text:span text:style-name="T6">répond</text:span><text:span text:style-name="T4"> l'analyse ?</text:span><text:span text:style-name="T8"> ». </text:span><text:span text:style-name="T22">La méthode doit retourner « </text:span><text:span text:style-name="T24">false ». </text:span><text:span text:style-name="T21"><text:s text:c="2"/>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letter-kerning="true" style:font-name-asian="Calibri1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ick-Alain COUASSI-BLÉ</meta:initial-creator>
    <dc:creator>BOUSSADIA ZEINEB</dc:creator>
    <meta:editing-cycles>8</meta:editing-cycles>
    <meta:creation-date>2016-10-16T20:52:00</meta:creation-date>
    <dc:date>2016-11-16T15:05:59.486072605</dc:date>
    <meta:editing-duration>PT1H29M40S</meta:editing-duration>
    <meta:generator>LibreOffice/4.3.3.2$Linux_X86_64 LibreOffice_project/430m0$Build-2</meta:generator>
    <meta:document-statistic meta:table-count="0" meta:image-count="0" meta:object-count="0" meta:page-count="3" meta:paragraph-count="51" meta:word-count="822" meta:character-count="4658" meta:non-whitespace-character-count="385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